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df" manifest:media-type="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99ccff" draw:textarea-horizontal-align="justify" draw:textarea-vertical-align="middle" draw:auto-grow-height="false" fo:min-height="18.8cm" fo:min-width="27.44cm"/>
    </style:style>
    <style:style style:name="gr2" style:family="graphic" style:parent-style-name="standard">
      <style:graphic-properties draw:stroke="none" svg:stroke-color="#944794" draw:fill="solid" draw:fill-color="#808080" draw:textarea-vertical-align="middle" draw:auto-grow-height="false" fo:min-height="4.712cm" fo:min-width="11.69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in-height="1.592cm" fo:min-width="0cm"/>
    </style:style>
    <style:style style:name="P1" style:family="paragraph">
      <loext:graphic-properties draw:fill="solid" draw:fill-color="#99ccff"/>
      <style:paragraph-properties fo:text-align="center"/>
    </style:style>
    <style:style style:name="P2" style:family="paragraph">
      <loext:graphic-properties draw:fill="solid" draw:fill-color="#808080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style:font-name="Palatino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Palatino"/>
    </style:style>
    <style:style style:name="T1" style:family="text">
      <style:text-properties style:font-name="Palatino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7.94cm" svg:height="19.0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89cm" svg:height="4.961cm" svg:x="4.064cm" svg:y="3.08cm">
          <text:p/>
          <draw:enhanced-geometry svg:viewBox="0 0 21600 21600" draw:text-areas="0 0 21600 21600" draw:type="circular-arrow" draw:modifiers="-131.700973031735 -73.3383025314165 6427.249738461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4" draw:layer="layout" svg:width="15.11cm" svg:height="1.842cm" svg:x="2.575cm" svg:y="1cm">
          <draw:text-box>
            <text:p text:style-name="P3"><text:span text:style-name="T1">Drag the app into the Applications folder to install.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27.94cm" svg:height="19.05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2.189cm" svg:height="4.961cm" svg:x="4.073cm" svg:y="3.083cm">
          <text:p/>
          <draw:enhanced-geometry svg:viewBox="0 0 21600 21600" draw:text-areas="0 0 21600 21600" draw:type="circular-arrow" draw:modifiers="-131.700973031735 -73.3383025314165 6427.24973846178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3" draw:text-style-name="P6" draw:layer="layout" svg:width="16.513cm" svg:height="1.842cm" svg:x="2.049cm" svg:y="0.995cm">
          <draw:text-box>
            <text:p text:style-name="P5"><text:span text:style-name="T1">Sleep de app naar de Applicaties-map om te installeren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Palatino" svg:font-family="Palatino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NL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Arial1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6T21:18:26.321009000</meta:creation-date>
    <dc:date>2021-12-17T22:55:24.008356849</dc:date>
    <meta:editing-duration>PT6M47S</meta:editing-duration>
    <meta:editing-cycles>6</meta:editing-cycles>
    <meta:generator>NeoOffice/3.2017.31_Professional_Edition$MacOSX_X86_64 NeoOffice_project/0</meta:generator>
    <meta:document-statistic meta:object-count="6"/>
  </office:meta>
</office:document-meta>
</file>